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T1" style:family="text">
      <style:text-properties officeooo:rsid="001085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ا</text:span>جميع اوامر الشل </text:p>
      <text:p text:style-name="P2">ls &lt;&lt;&lt;&lt;&lt;استعراض الملفات<text:line-break/>ls -la &lt;&lt;&lt;&lt;&lt;استعراض الملفات المخفية<text:line-break/>pwd &lt;&lt;&lt;&lt;&lt;تحديد المكان على السيرفر<text:line-break/>id &lt;&lt;&lt;&lt;&lt;اظهار الصلاحيات<text:line-break/>cd &lt;&lt;&lt;&lt;&lt;امر الدخول لاي مجلد<text:line-break/>.. cd &lt;&lt;&lt;&lt;&lt;امر التراجع ..<text:line-break/>mkdir &lt;&lt;&lt;&lt;&lt;امر صناعة مجلد<text:line-break/>mv &lt;&lt;&lt;&lt;&lt;امر اعادة التسمية<text:line-break/>rm &lt;&lt;&lt;&lt;&lt;امر حذف ملف<text:line-break/>rm -r &lt;&lt;&lt;&lt;&lt;امر حذف مجلد بما فيه<text:line-break/>chmod &lt;&lt;&lt;&lt;&lt;امر اعطاء التصاريح<text:line-break/>; &lt;&lt;&lt;&lt;&lt;اداة الربط بين الأوامر ..<text:line-break/>find &lt;&lt;&lt;&lt;&lt;امر البحث<text:line-break/>unzip &lt;&lt;&lt;&lt;&lt;فك ضغط الملف<text:line-break/>which wget &lt;&lt;&lt;&lt;&lt;لمعرفة هل لدينا تصريح بالسحب<text:line-break/>which curl &lt;&lt;&lt;&lt;&lt;امر اخر لمعرفة السحب اذا كان الامر wget مقفل<text:line-break/>touch filename &lt;&lt;&lt;&lt;&lt;امر انشاء ملف فارغ<text:line-break/>curl -o &lt;&lt;&lt;&lt;&lt;امر سحب ملف من موقع إلى الموقع<text:line-break/>find /home/black/.htpasswds &lt;&lt;&lt; امر البحث عن باسوردات الجدار الناري<text:line-break/>mysqldump -uYYYYY_YY -p***** YYYYY_YY &gt;YY.sql &lt;&lt; امر سحب قواعد بيانات<text:line-break/>tar -czvf YY.tar.gz YY.sql &lt;&lt;&lt;&lt;&lt;ضغط قواعد البيانات<text:line-break/>ls /var/named &lt;&lt;&lt; لمعرفة جميع المواقع الي على السيرفر<text:line-break/>cat /etc/passwd<text:line-break/>strsfbi<text:line-break/>ls -la /etc/valiases &lt;&lt;&lt; لمعرفة جميع المواقع + يوزر الموقع الي على السيرفر<text:line-break/>__________________________________________________ ________________<text:line-break/>لو بدك تخترق قواعد البيانات وكلمات السر الغير مشفرة اكتب<text:line-break/>find / -name config.php<text:line-break/>find / -name chat<text:line-break/>بعض الاوامر المتعلقة بالسرفر:<text:line-break/>cat /homewp-config.php<text:line-break/>cat /homepublic_html/chat/config/config.php<text:line-break/>يستعرض لك جميع ملفات ال config.php على السيرفر</text:p>
      <text:p text:style-name="P2">cat /homepublic_html/_vti_pvt/service.pwd<text:line-break/>وهذا يرص لك كل باسوردات المواقع الموجودة على السيرفر</text:p>
      <text:p text:style-name="P2">يعرض كل ملفات الكونفق وقواعد بيانات السكربت على السرفر<text:line-break/>cat /homepublic_html/phpbb/config.php<text:line-break/><text:soft-page-break/>cat /homepublic_html/chat/config/config.php</text:p>
      <text:p text:style-name="P2">cat /etc/httpd/conf/httpd.conf<text:line-break/>هذا الأمر يعرض لك بيانات كل موقع وبالتفصيل</text:p>
      <text:p text:style-name="P2">__________________________________________________ ______</text:p>
      <text:p text:style-name="P2">__________________________________________________ ______<text:line-break/>&gt;access : لفحص ملف من حيث امكانيه القراءة , الكتابة ..<text:line-break/>&gt;at : لتنفيذ امر في تاريخ ووقت معين<text:line-break/>&gt;alarm : لعمل منبه<text:line-break/>&gt;accept : لقبول اتصال على سوكيت .<text:line-break/>&gt;batch : لتنفيذ امر عندما يحصل على تصريح<text:line-break/>&gt;buildhash : مدقق املائي<text:line-break/>&gt;cat : لعرض محتوى اكثر من ملف مع بعض<text:line-break/>&gt;cd : لتغير الدليل الذي انت عليه<text:line-break/>&gt;chmod : لتغير تصريح دخلول ملف معين<text:line-break/>&gt;chown : لتغير مالك ملف معين<text:line-break/>&gt;clear : لمسح كل الذي على الشاشة<text:line-break/>&gt;cmp : لمقارنة ملفين<text:line-break/>&gt;cp : لنسخ الملفات<text:line-break/>&gt;crypt : لتشفير و فك تشفير الملفات<text:line-break/>&gt;csplit : لتقسيم الملف الى عدة ملفات<text:line-break/>&gt;cu : لطلب تريمنال يونكس اخر<text:line-break/>&gt;date : لاظهار التاريخ و الساعة<text:line-break/>&gt;df : لتقديم تقرير عن مساحه القرص ( المساحه الخالية .. )<text:line-break/>&gt;diff : لمقارنه ملفين<text:line-break/>&gt;diff3 : لمقارنه 3 ملفات او اكثر<text:line-break/>&gt;dircmp : لمقارنه دليلان<text:line-break/>&gt;du : تقرير عن مساحه القرض المستخدم<text:line-break/>&gt;echo : يستخدم لاظهار سطر نكتب فيه تيكست<text:line-break/>&gt;**** editor : ed ( مثل الورد يعني )<text:line-break/>&gt;egrep : مثل الامر grep<text:line-break/>&gt;**** editor : ex ( مثل الورد يعني )<text:line-break/>&gt;file : للتقرير عن نوع ملف<text:line-break/>&gt;find : للبحث عن ملفات<text:line-break/>&gt;finger : تقرير عن مستخدم<text:line-break/>&gt;++g : كومبيلر لل C++ و C<text:line-break/>&gt;gcc : كومبيلر لل C++ و C<text:line-break/>&gt;grep : يستخدم للبحث عن شئ داخل ملف<text:line-break/><text:soft-page-break/>&gt;gzip : لضغط ملفات<text:line-break/>&gt;gunzip : لضغط ملفات<text:line-break/>&gt;haltsys : لاغلاق النظام<text:line-break/>&gt;head : لاظهار اول 10 اسطر من الملف<text:line-break/>&gt;ispell : مدقق املائي<text:line-break/>&gt;** kill : لانهاء عمليه<text:line-break/>&gt;line : لقراءة ملف سطر معين في ملف<text:line-break/>&gt;ln : لعمل لينك ملف معين<text:line-break/>&gt;logname : للحصول على اسم الدخول الخاص بك<text:line-break/>&gt;lpr : ارسال طلب للطباعه<text:line-break/>&gt;lprint : للطباعه بالطابعه المحليه<text:line-break/>&gt;lpstat : لتقديم تقرير عن حاله الطباعه<text:line-break/>&gt;lpq : لتقديم تقرير عن حاله الطباعه<text:line-break/>&gt;ls : لعرض محتويات مجلد<text:line-break/>&gt;mail : لارسال و استقبال ايميلات<text:line-break/>&gt;man : للحصول على معلومات عن اي امر<text:line-break/>&gt;mkdir : لعمل دليل جديد<text:line-break/>&gt;more : لعرض الملفات<text:line-break/>&gt;passwd : لانشاء كملة سر او تغيره<text:line-break/>&gt;pr : لطباعه ملف<text:line-break/>&gt;ps : العمليات عن العمليات التي تم تشغيلها<text:line-break/>&gt;pstat : لعرض حالة النظام<text:line-break/>&gt;pwd : لعرض المسار الذي انت فيه الان<text:line-break/>&gt;rm : لمسح ملفات او مجلدات ( خاليه )<text:line-break/>&gt;rmdir : لمسح مجلد ( خالي )<text:line-break/><text:a xlink:type="simple" xlink:href="https://www.facebook.com/hashtag/jord4n?source=feed_text&amp;story_id=239506439570175" text:style-name="Internet_20_link" text:visited-style-name="Visited_20_Internet_20_Link">‪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ad </meta:initial-creator>
    <meta:creation-date>2016-02-12T13:07:13.913719882</meta:creation-date>
    <dc:date>2016-02-12T13:15:21.269376731</dc:date>
    <dc:creator>kalad </dc:creator>
    <meta:editing-duration>PT8M9S</meta:editing-duration>
    <meta:editing-cycles>1</meta:editing-cycles>
    <meta:document-statistic meta:table-count="0" meta:image-count="0" meta:object-count="0" meta:page-count="3" meta:paragraph-count="7" meta:word-count="590" meta:character-count="3432" meta:non-whitespace-character-count="2847"/>
    <meta:generator>LibreOffice/5.0.3.2$Linux_x86 LibreOffice_project/00m0$Build-2</meta:generator>
  </office:meta>
</office:document-meta>
</file>